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434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4342" officeooo:paragraph-rsid="001043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0c32c" officeooo:paragraph-rsid="0010c32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ade2" officeooo:paragraph-rsid="0011ade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62a8" officeooo:paragraph-rsid="001462a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a8c2" officeooo:paragraph-rsid="0016a8c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0ee78" officeooo:paragraph-rsid="0010ee7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3270e" officeooo:paragraph-rsid="0013270e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462a8" officeooo:paragraph-rsid="001462a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58afb" officeooo:paragraph-rsid="00158af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6a8c2" officeooo:paragraph-rsid="0016a8c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6bf43" officeooo:paragraph-rsid="0016bf4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b09de" officeooo:paragraph-rsid="001b09de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104342" officeooo:paragraph-rsid="00104342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officeooo:rsid="0010c32c" officeooo:paragraph-rsid="0010c32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6bf43" officeooo:paragraph-rsid="0016bf4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8b6a7" officeooo:paragraph-rsid="0018b6a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c346a" officeooo:paragraph-rsid="001c346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e3834" officeooo:paragraph-rsid="001e383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e5364" officeooo:paragraph-rsid="001e536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43296" officeooo:paragraph-rsid="0024329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528c4" officeooo:paragraph-rsid="002528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6f2e0" officeooo:paragraph-rsid="0026f2e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97c01" officeooo:paragraph-rsid="00297c0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bef9b" officeooo:paragraph-rsid="002bef9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cb2df" officeooo:paragraph-rsid="002cb2d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1f9007" officeooo:paragraph-rsid="001f900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22fad2" officeooo:paragraph-rsid="0022fad2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2a85ec" officeooo:paragraph-rsid="002a85e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2daedb" officeooo:paragraph-rsid="002daedb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2f729c" officeooo:paragraph-rsid="002f729c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309f64" officeooo:paragraph-rsid="00309f64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309f64" officeooo:paragraph-rsid="0031cab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309f64" officeooo:paragraph-rsid="0034f329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319e10" officeooo:paragraph-rsid="00319e10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31cab0" officeooo:paragraph-rsid="0031cab0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360ec8" officeooo:paragraph-rsid="00360ec8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a8c2" style:font-weight-asian="normal" style:font-weight-complex="normal"/>
    </style:style>
    <style:style style:name="T3" style:family="text">
      <style:text-properties fo:font-weight="normal" officeooo:rsid="0031cab0" style:font-weight-asian="normal" style:font-weight-complex="normal"/>
    </style:style>
    <style:style style:name="T4" style:family="text">
      <style:text-properties fo:font-weight="normal" officeooo:rsid="0034f329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8ca6"/>
    </style:style>
    <style:style style:name="T7" style:family="text">
      <style:text-properties officeooo:rsid="00245221"/>
    </style:style>
    <style:style style:name="T8" style:family="text">
      <style:text-properties officeooo:rsid="002cb2df"/>
    </style:style>
    <style:style style:name="T9" style:family="text">
      <style:text-properties officeooo:rsid="003341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ing a Full CI/CD Pipeline:</text:p>
      <text:p text:style-name="P2"/>
      <text:p text:style-name="P2"/>
      <text:p text:style-name="P4"><text:span text:style-name="T5">SCM</text:span>: Source Control Management</text:p>
      <text:p text:style-name="P3"/>
      <text:p text:style-name="P4">Is an important component of the CI/CD pipeline. Is a huge part of the daily dev workflow.</text:p>
      <text:list xml:id="list2015719754" text:style-name="L1">
        <text:list-item>
          <text:p text:style-name="P16">All code changes made by devs will need to be tracked in SCM</text:p>
        </text:list-item>
        <text:list-item>
          <text:p text:style-name="P16">Devs will use SCM to track their changes separately and then merge them together.</text:p>
        </text:list-item>
      </text:list>
      <text:p text:style-name="P4"/>
      <text:p text:style-name="P5">All pieces of automation that need to interact with the source code will use SCM:</text:p>
      <text:list xml:id="list2437596591" text:style-name="L2">
        <text:list-item>
          <text:p text:style-name="P17">Continuous Integration will get the code from SCM</text:p>
        </text:list-item>
        <text:list-item>
          <text:p text:style-name="P17">SCM will notify the CI server when code needs to be built.</text:p>
        </text:list-item>
      </text:list>
      <text:p text:style-name="P5"/>
      <text:p text:style-name="P9">Installing git:</text:p>
      <text:p text:style-name="P6">yum install -y git</text:p>
      <text:p text:style-name="P6"/>
      <text:p text:style-name="P6">git --version</text:p>
      <text:p text:style-name="P6"/>
      <text:p text:style-name="P10">Configure it:</text:p>
      <text:p text:style-name="P7">git config --global user.name “polla”</text:p>
      <text:p text:style-name="P7">git config --global user.email <text:a xlink:type="simple" xlink:href="mailto:polla@polla.com" text:style-name="Internet_20_link" text:visited-style-name="Visited_20_Internet_20_Link">polla@polla.com</text:a></text:p>
      <text:p text:style-name="P7"/>
      <text:p text:style-name="P13">Initialize git:</text:p>
      <text:p text:style-name="P8">git init</text:p>
      <text:p text:style-name="P7"/>
      <text:p text:style-name="P11">Set up private key access:</text:p>
      <text:p text:style-name="P7">Create or copy your id_rsa.pub into github, “ssh and gpg keys”</text:p>
      <text:p text:style-name="P7"/>
      <text:p text:style-name="P12">Create git forks:<text:span text:style-name="T1"> </text:span><text:span text:style-name="T2">Creates your own personal copy of the entire repository you are forking.</text:span></text:p>
      <text:p text:style-name="P14"><text:span text:style-name="T2">I</text:span><text:span text:style-name="T1">s not only creating a copy of the source code. It creates a copy of the history changes and everything else.</text:span></text:p>
      <text:p text:style-name="P18"/>
      <text:p text:style-name="P19">You just need to be logged in into your account and hit the button Fork on the top right.</text:p>
      <text:p text:style-name="P19"/>
      <text:p text:style-name="P15">Copy or download the repository:</text:p>
      <text:p text:style-name="P2"/>
      <text:p text:style-name="P22">Hit the “Code” button. It gives you the option to copy the url to copy the code into your server. You can also dow<text:span text:style-name="T6">n</text:span>load it. </text:p>
      <text:p text:style-name="P22"/>
      <text:p text:style-name="P23">Then in your local machine clone the repo:</text:p>
      <text:p text:style-name="P23">git clone <text:a xlink:type="simple" xlink:href="mailto:git@github.com" text:style-name="Internet_20_link" text:visited-style-name="Visited_20_Internet_20_Link">git@github.com</text:a>:jsc0/repos.git</text:p>
      <text:p text:style-name="P23"/>
      <text:p text:style-name="P24">By cloning you get a copy of the repo, including the history of all changes.</text:p>
      <text:p text:style-name="P24">It also makes a local copy of the latest version of all the files known as the working tree.</text:p>
      <text:p text:style-name="P24"/>
      <text:p text:style-name="P31">Git add, commit and push:</text:p>
      <text:list xml:id="list1848119661" text:style-name="L4">
        <text:list-item>
          <text:p text:style-name="P21">git add adds your modified files to the queue to be committed later. Files are not committed</text:p>
          <text:p text:style-name="P21"/>
        </text:list-item>
        <text:list-item>
          <text:p text:style-name="P21">git commit commits the files that have been added and creates a new revision with a log... If you do not add any files, git will not commit anything. You can combine both actions with <text:span text:style-name="T5">git commit -a</text:span></text:p>
        </text:list-item>
        <text:list-item>
          <text:p text:style-name="P21">git push pushes your changes to the remote repository.</text:p>
        </text:list-item>
      </text:list>
      <text:p text:style-name="P32"><text:soft-page-break/>Branches and Tags:</text:p>
      <text:p text:style-name="P2"/>
      <text:p text:style-name="P25">Branches are different branches of the code that maintain different branches simultaneously. <text:span text:style-name="T7">Like the branches on a tree, they split off on each go in different directions.</text:span></text:p>
      <text:p text:style-name="P25"/>
      <text:p text:style-name="P26">Allow teams to work together maintaining their own separated set of changes until they are ready to merge those changes together.</text:p>
      <text:p text:style-name="P26"/>
      <text:p text:style-name="P27">Developers work with this.</text:p>
      <text:p text:style-name="P27"/>
      <text:p text:style-name="P27">Can be used to interact with CI/CD pipeline. You can have a production and a pre-prod branch.</text:p>
      <text:p text:style-name="P27">When pre-prod merges their changes to prod, that will initiate the automated processes involved with deploying to production.</text:p>
      <text:p text:style-name="P27"/>
      <text:p text:style-name="P28">The default branch is the master.</text:p>
      <text:p text:style-name="P28"/>
      <text:p text:style-name="P29">Git branch lists, create and delete branches.</text:p>
      <text:p text:style-name="P29"/>
      <text:p text:style-name="P29">git branch -d &lt;branch_name&gt;</text:p>
      <text:p text:style-name="P28"/>
      <text:p text:style-name="P33">Git checkout:</text:p>
      <text:p text:style-name="P29">Navigate between branches: <text:span text:style-name="T8">git checkout &lt;branch_name&gt;</text:span></text:p>
      <text:p text:style-name="P30">Create a branch and change to it: <text:s/>git checkout -b &lt;branch_name&gt;</text:p>
      <text:p text:style-name="P2"/>
      <text:p text:style-name="P34">Git tag:</text:p>
      <text:p text:style-name="P35"><text:span text:style-name="T1">Tags specific commits that developers will use to tag launching points like v.10 and v2.0</text:span></text:p>
      <text:p text:style-name="P35"><text:span text:style-name="T1"/></text:p>
      <text:p text:style-name="P36">Examples:</text:p>
      <text:p text:style-name="P36"><text:span text:style-name="T1"/></text:p>
      <text:p text:style-name="P36"><text:span text:style-name="T9">List all </text:span>the branches:</text:p>
      <text:p text:style-name="P36"><text:span text:style-name="T1">$ git branch</text:span></text:p>
      <text:p text:style-name="P36"><text:span text:style-name="T1">* master</text:span></text:p>
      <text:p text:style-name="P36"><text:span text:style-name="T1"/></text:p>
      <text:p text:style-name="P36">Create a new branch and change to it:</text:p>
      <text:p text:style-name="P36"><text:span text:style-name="T1">$ git </text:span><text:span text:style-name="T3">checkout</text:span><text:span text:style-name="T1"> -b newBranch</text:span></text:p>
      <text:p text:style-name="P36"><text:span text:style-name="T1">Switchet to new branch ‘newBranch’</text:span></text:p>
      <text:p text:style-name="P36"><text:span text:style-name="T1"/></text:p>
      <text:p text:style-name="P39"><text:span text:style-name="T1">$ git branch</text:span></text:p>
      <text:p text:style-name="P39"><text:span text:style-name="T1">master</text:span></text:p>
      <text:p text:style-name="P39"><text:span text:style-name="T1">* newBranch</text:span></text:p>
      <text:p text:style-name="P39"><text:span text:style-name="T1"/></text:p>
      <text:p text:style-name="P40">Get into the master branch again:</text:p>
      <text:p text:style-name="P40"><text:span text:style-name="T1">$ git checkout master</text:span></text:p>
      <text:p text:style-name="P38"><text:span text:style-name="T1">Switchet to new branch ‘</text:span><text:span text:style-name="T4">master</text:span><text:span text:style-name="T1">’</text:span></text:p>
      <text:p text:style-name="P37"><text:span text:style-name="T1"/></text:p>
      <text:p text:style-name="P41">Create a git tag:</text:p>
      <text:p text:style-name="P41"><text:span text:style-name="T1">git tag mytag <text:s/>→ will point to the latest commit</text:span></text:p>
      <text:p text:style-name="P41"><text:span text:style-name="T1"/></text:p>
      <text:p text:style-name="P41">List the tags:</text:p>
      <text:p text:style-name="P41"><text:span text:style-name="T1">git tag</text:span></text:p>
      <text:p text:style-name="P41"><text:span text:style-name="T1"/></text:p>
      <text:p text:style-name="P41"><text:span text:style-name="T1"/></text:p>
      <text:p text:style-name="P41"><text:soft-page-break/>Pull request: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  <text:p text:style-name="P36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01T18:03:23.448925308</meta:creation-date>
    <dc:date>2021-04-09T04:09:28.503424823</dc:date>
    <meta:editing-duration>PT3H1M11S</meta:editing-duration>
    <meta:editing-cycles>36</meta:editing-cycles>
    <meta:generator>LibreOffice/7.1.2.2$MacOSX_X86_64 LibreOffice_project/8a45595d069ef5570103caea1b71cc9d82b2aae4</meta:generator>
    <meta:document-statistic meta:table-count="0" meta:image-count="0" meta:object-count="0" meta:page-count="3" meta:paragraph-count="63" meta:word-count="550" meta:character-count="3065" meta:non-whitespace-character-count="2585"/>
  </office:meta>
</office:document-meta>
</file>